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5.826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 style:data-style-name="N10000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9">
      <style:table-cell-properties fo:border="none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00">
      <style:table-cell-properties style:text-align-source="fix" style:repeat-content="false" fo:border="0.74pt solid #000000"/>
      <style:paragraph-properties fo:text-align="start" fo:margin-left="0cm"/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fo:border="0.74pt solid #000000"/>
      <style:text-properties style:font-name="Liberation Serif" fo:font-size="12pt" style:font-size-asian="12pt" style:font-size-complex="12pt"/>
    </style:style>
    <style:style style:name="ce12" style:family="table-cell" style:parent-style-name="Default" style:data-style-name="N10000">
      <style:table-cell-properties fo:border="0.74pt solid #000000"/>
      <style:text-properties style:font-name="Liberation Serif" fo:font-size="12pt" style:font-size-asian="12pt" style:font-size-complex="12pt"/>
    </style:style>
    <style:style style:name="ce13" style:family="table-cell" style:parent-style-name="Default" style:data-style-name="N10000">
      <style:table-cell-properties fo:border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1" table:number-columns-repeated="4" table:default-cell-style-name="ce4"/>
        <table:table-column table:style-name="co3" table:default-cell-style-name="ce4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7"/>
          <table:table-cell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Matrix size</text:p>
          </table:table-cell>
          <table:table-cell table:style-name="ce1" office:value-type="string" calcext:value-type="string" table:number-columns-spanned="1" table:number-rows-spanned="3">
            <text:p>Serial</text:p>
          </table:table-cell>
          <table:table-cell table:style-name="ce1" office:value-type="string" calcext:value-type="string" table:number-columns-spanned="4" table:number-rows-spanned="1">
            <text:p>Parallel</text:p>
          </table:table-cell>
          <table:covered-table-cell table:style-name="ce11"/>
          <table:covered-table-cell table:number-columns-repeated="2"/>
          <table:table-cell table:number-columns-repeated="2"/>
        </table:table-row>
        <table:table-row table:style-name="ro2">
          <table:table-cell/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2 processors</text:p>
          </table:table-cell>
          <table:covered-table-cell table:style-name="ce11"/>
          <table:table-cell table:style-name="ce5" office:value-type="string" calcext:value-type="string" table:number-columns-spanned="2" table:number-rows-spanned="1">
            <text:p>4 processors</text:p>
          </table:table-cell>
          <table:covered-table-cell table:style-name="ce5"/>
          <table:table-cell table:number-columns-repeated="2"/>
        </table:table-row>
        <table:table-row table:style-name="ro2">
          <table:table-cell/>
          <table:covered-table-cell table:number-columns-repeated="2"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peedup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Speedup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7" office:value-type="float" office:value="0.000022" calcext:value-type="float">
            <text:p>0.000022</text:p>
          </table:table-cell>
          <table:table-cell table:style-name="ce7" office:value-type="float" office:value="0.001607" calcext:value-type="float">
            <text:p>0.001607</text:p>
          </table:table-cell>
          <table:table-cell table:style-name="ce7" table:formula="of:=[.C6]-[.D6]" office:value-type="float" office:value="-0.001585" calcext:value-type="float">
            <text:p>-0.001585</text:p>
          </table:table-cell>
          <table:table-cell table:style-name="ce12" office:value-type="float" office:value="0.004723" calcext:value-type="float">
            <text:p>0.004723</text:p>
          </table:table-cell>
          <table:table-cell table:style-name="ce12" table:formula="of:=[.D6]-[.F6]" office:value-type="float" office:value="-0.003116" calcext:value-type="float">
            <text:p>-0.003116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500" calcext:value-type="float">
            <text:p>500</text:p>
          </table:table-cell>
          <table:table-cell table:style-name="ce7" office:value-type="float" office:value="1.954652" calcext:value-type="float">
            <text:p>1.954652</text:p>
          </table:table-cell>
          <table:table-cell table:style-name="ce7" office:value-type="float" office:value="1.006676" calcext:value-type="float">
            <text:p>1.006676</text:p>
          </table:table-cell>
          <table:table-cell table:style-name="ce7" table:formula="of:=[.C7]-[.D7]" office:value-type="float" office:value="0.947976" calcext:value-type="float">
            <text:p>0.947976</text:p>
          </table:table-cell>
          <table:table-cell table:style-name="ce12" office:value-type="float" office:value="0.555609" calcext:value-type="float">
            <text:p>0.555609</text:p>
          </table:table-cell>
          <table:table-cell table:style-name="ce12" table:formula="of:=[.D7]-[.F7]" office:value-type="float" office:value="0.451067" calcext:value-type="float">
            <text:p>0.451067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600" calcext:value-type="float">
            <text:p>600</text:p>
          </table:table-cell>
          <table:table-cell table:style-name="ce7" office:value-type="float" office:value="3.600068" calcext:value-type="float">
            <text:p>3.600068</text:p>
          </table:table-cell>
          <table:table-cell table:style-name="ce7" office:value-type="float" office:value="1.719914" calcext:value-type="float">
            <text:p>1.719914</text:p>
          </table:table-cell>
          <table:table-cell table:style-name="ce7" table:formula="of:=[.C8]-[.D8]" office:value-type="float" office:value="1.880154" calcext:value-type="float">
            <text:p>1.880154</text:p>
          </table:table-cell>
          <table:table-cell table:style-name="ce12" office:value-type="float" office:value="0.991693" calcext:value-type="float">
            <text:p>0.991693</text:p>
          </table:table-cell>
          <table:table-cell table:style-name="ce12" table:formula="of:=[.D8]-[.F8]" office:value-type="float" office:value="0.728221" calcext:value-type="float">
            <text:p>0.728221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700" calcext:value-type="float">
            <text:p>700</text:p>
          </table:table-cell>
          <table:table-cell table:style-name="ce7" office:value-type="float" office:value="5.563427" calcext:value-type="float">
            <text:p>5.563427</text:p>
          </table:table-cell>
          <table:table-cell table:style-name="ce7" office:value-type="float" office:value="2.809176" calcext:value-type="float">
            <text:p>2.809176</text:p>
          </table:table-cell>
          <table:table-cell table:style-name="ce7" table:formula="of:=[.C9]-[.D9]" office:value-type="float" office:value="2.754251" calcext:value-type="float">
            <text:p>2.754251</text:p>
          </table:table-cell>
          <table:table-cell table:style-name="ce12" office:value-type="float" office:value="1.56706" calcext:value-type="float">
            <text:p>1.56706</text:p>
          </table:table-cell>
          <table:table-cell table:style-name="ce12" table:formula="of:=[.D9]-[.F9]" office:value-type="float" office:value="1.242116" calcext:value-type="float">
            <text:p>1.242116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800" calcext:value-type="float">
            <text:p>800</text:p>
          </table:table-cell>
          <table:table-cell table:style-name="ce7" office:value-type="float" office:value="8.529712" calcext:value-type="float">
            <text:p>8.529712</text:p>
          </table:table-cell>
          <table:table-cell table:style-name="ce7" office:value-type="float" office:value="4.157881" calcext:value-type="float">
            <text:p>4.157881</text:p>
          </table:table-cell>
          <table:table-cell table:style-name="ce7" table:formula="of:=[.C10]-[.D10]" office:value-type="float" office:value="4.371831" calcext:value-type="float">
            <text:p>4.371831</text:p>
          </table:table-cell>
          <table:table-cell table:style-name="ce12" office:value-type="float" office:value="2.46344" calcext:value-type="float">
            <text:p>2.46344</text:p>
          </table:table-cell>
          <table:table-cell table:style-name="ce12" table:formula="of:=[.D10]-[.F10]" office:value-type="float" office:value="1.694441" calcext:value-type="float">
            <text:p>1.694441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900" calcext:value-type="float">
            <text:p>900</text:p>
          </table:table-cell>
          <table:table-cell table:style-name="ce7" office:value-type="float" office:value="11.990963" calcext:value-type="float">
            <text:p>11.990963</text:p>
          </table:table-cell>
          <table:table-cell table:style-name="ce7" office:value-type="float" office:value="5.915757" calcext:value-type="float">
            <text:p>5.915757</text:p>
          </table:table-cell>
          <table:table-cell table:style-name="ce7" table:formula="of:=[.C11]-[.D11]" office:value-type="float" office:value="6.075206" calcext:value-type="float">
            <text:p>6.075206</text:p>
          </table:table-cell>
          <table:table-cell table:style-name="ce12" office:value-type="float" office:value="3.491232" calcext:value-type="float">
            <text:p>3.491232</text:p>
          </table:table-cell>
          <table:table-cell table:style-name="ce12" table:formula="of:=[.D11]-[.F11]" office:value-type="float" office:value="2.424525" calcext:value-type="float">
            <text:p>2.424525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1000" calcext:value-type="float">
            <text:p>1000</text:p>
          </table:table-cell>
          <table:table-cell table:style-name="ce7" office:value-type="float" office:value="16.709959" calcext:value-type="float">
            <text:p>16.709959</text:p>
          </table:table-cell>
          <table:table-cell table:style-name="ce7" office:value-type="float" office:value="8.11556" calcext:value-type="float">
            <text:p>8.11556</text:p>
          </table:table-cell>
          <table:table-cell table:style-name="ce7" table:formula="of:=[.C12]-[.D12]" office:value-type="float" office:value="8.594399" calcext:value-type="float">
            <text:p>8.594399</text:p>
          </table:table-cell>
          <table:table-cell table:style-name="ce12" office:value-type="float" office:value="4.830507" calcext:value-type="float">
            <text:p>4.830507</text:p>
          </table:table-cell>
          <table:table-cell table:style-name="ce12" table:formula="of:=[.D12]-[.F12]" office:value-type="float" office:value="3.285053" calcext:value-type="float">
            <text:p>3.285053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ce3"/>
          <table:table-cell table:style-name="ce8" table:number-columns-repeated="3"/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Scalar op. time, rough est. (sec)</text:p>
          </table:table-cell>
          <table:table-cell table:formula="of:=[.$C$9]/([.$B$9]*[.$B$9]*[.$B$9])" office:value-type="float" office:value="0.00000001621990379009" calcext:value-type="float">
            <text:p>1,62199037900875E-08</text:p>
          </table:table-cell>
        </table:table-row>
        <table:table-row table:style-name="ro2">
          <table:table-cell/>
          <table:table-cell table:style-name="ce5" office:value-type="string" calcext:value-type="string">
            <text:p>Matrix size</text:p>
          </table:table-cell>
          <table:table-cell table:style-name="ce5" office:value-type="string" calcext:value-type="string" table:number-columns-spanned="2" table:number-rows-spanned="1">
            <text:p>2 processor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4 processors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table-cell table:style-name="ce6"/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Experiment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Experimen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9" table:formula="of:=(([.$B18]/2)*[.$B18] * [.$B18])*[.$I$15]" office:value-type="float" office:value="0.00000810995189504373" calcext:value-type="float">
            <text:p>8.10995189504373E-06</text:p>
          </table:table-cell>
          <table:table-cell table:style-name="ce7" office:value-type="float" office:value="0.001607" calcext:value-type="float">
            <text:p>0.001607</text:p>
          </table:table-cell>
          <table:table-cell table:style-name="ce9" table:formula="of:=(([.$B18]/4)*[.$B18] * [.$B18])*[.$I$15]" office:value-type="float" office:value="0.00000405497594752187" calcext:value-type="float">
            <text:p>4.05497594752187E-06</text:p>
          </table:table-cell>
          <table:table-cell table:style-name="ce12" office:value-type="float" office:value="0.004723" calcext:value-type="float">
            <text:p>0.004723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table:style-name="ce2" office:value-type="float" office:value="500" calcext:value-type="float">
            <text:p>500</text:p>
          </table:table-cell>
          <table:table-cell table:style-name="ce9" table:formula="of:=(([.$B19]/2)*[.$B19] * [.$B19])*[.$I$15]" office:value-type="float" office:value="1.01374398688047" calcext:value-type="float">
            <text:p>1.01374398688047</text:p>
          </table:table-cell>
          <table:table-cell table:style-name="ce7" office:value-type="float" office:value="1.006676" calcext:value-type="float">
            <text:p>1.006676</text:p>
          </table:table-cell>
          <table:table-cell table:style-name="ce9" table:formula="of:=(([.$B19]/4)*[.$B19] * [.$B19])*[.$I$15]" office:value-type="float" office:value="0.506871993440233" calcext:value-type="float">
            <text:p>0.506871993440233</text:p>
          </table:table-cell>
          <table:table-cell table:style-name="ce12" office:value-type="float" office:value="0.555609" calcext:value-type="float">
            <text:p>0.555609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table:style-name="ce2" office:value-type="float" office:value="600" calcext:value-type="float">
            <text:p>600</text:p>
          </table:table-cell>
          <table:table-cell table:style-name="ce9" table:formula="of:=(([.$B20]/2)*[.$B20] * [.$B20])*[.$I$15]" office:value-type="float" office:value="1.75174960932945" calcext:value-type="float">
            <text:p>1.75174960932945</text:p>
          </table:table-cell>
          <table:table-cell table:style-name="ce7" office:value-type="float" office:value="1.719914" calcext:value-type="float">
            <text:p>1.719914</text:p>
          </table:table-cell>
          <table:table-cell table:style-name="ce9" table:formula="of:=(([.$B20]/4)*[.$B20] * [.$B20])*[.$I$15]" office:value-type="float" office:value="0.875874804664723" calcext:value-type="float">
            <text:p>0.875874804664723</text:p>
          </table:table-cell>
          <table:table-cell table:style-name="ce12" office:value-type="float" office:value="0.991693" calcext:value-type="float">
            <text:p>0.991693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table:style-name="ce2" office:value-type="float" office:value="700" calcext:value-type="float">
            <text:p>700</text:p>
          </table:table-cell>
          <table:table-cell table:style-name="ce9" table:formula="of:=(([.$B21]/2)*[.$B21] * [.$B21])*[.$I$15]" office:value-type="float" office:value="2.7817135" calcext:value-type="float">
            <text:p>2.7817135</text:p>
          </table:table-cell>
          <table:table-cell table:style-name="ce7" office:value-type="float" office:value="2.809176" calcext:value-type="float">
            <text:p>2.809176</text:p>
          </table:table-cell>
          <table:table-cell table:style-name="ce9" table:formula="of:=(([.$B21]/4)*[.$B21] * [.$B21])*[.$I$15]" office:value-type="float" office:value="1.39085675" calcext:value-type="float">
            <text:p>1.39085675</text:p>
          </table:table-cell>
          <table:table-cell table:style-name="ce12" office:value-type="float" office:value="1.56706" calcext:value-type="float">
            <text:p>1.56706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table:style-name="ce2" office:value-type="float" office:value="800" calcext:value-type="float">
            <text:p>800</text:p>
          </table:table-cell>
          <table:table-cell table:style-name="ce9" table:formula="of:=(([.$B22]/2)*[.$B22] * [.$B22])*[.$I$15]" office:value-type="float" office:value="4.15229537026239" calcext:value-type="float">
            <text:p>4.15229537026239</text:p>
          </table:table-cell>
          <table:table-cell table:style-name="ce7" office:value-type="float" office:value="4.157881" calcext:value-type="float">
            <text:p>4.157881</text:p>
          </table:table-cell>
          <table:table-cell table:style-name="ce9" table:formula="of:=(([.$B22]/4)*[.$B22] * [.$B22])*[.$I$15]" office:value-type="float" office:value="2.07614768513119" calcext:value-type="float">
            <text:p>2.07614768513119</text:p>
          </table:table-cell>
          <table:table-cell table:style-name="ce12" office:value-type="float" office:value="2.46344" calcext:value-type="float">
            <text:p>2.46344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table:style-name="ce2" office:value-type="float" office:value="900" calcext:value-type="float">
            <text:p>900</text:p>
          </table:table-cell>
          <table:table-cell table:style-name="ce9" table:formula="of:=(([.$B23]/2)*[.$B23] * [.$B23])*[.$I$15]" office:value-type="float" office:value="5.91215493148688" calcext:value-type="float">
            <text:p>5.91215493148688</text:p>
          </table:table-cell>
          <table:table-cell table:style-name="ce7" office:value-type="float" office:value="5.915757" calcext:value-type="float">
            <text:p>5.915757</text:p>
          </table:table-cell>
          <table:table-cell table:style-name="ce9" table:formula="of:=(([.$B23]/4)*[.$B23] * [.$B23])*[.$I$15]" office:value-type="float" office:value="2.95607746574344" calcext:value-type="float">
            <text:p>2.95607746574344</text:p>
          </table:table-cell>
          <table:table-cell table:style-name="ce12" office:value-type="float" office:value="3.491232" calcext:value-type="float">
            <text:p>3.491232</text:p>
          </table:table-cell>
          <table:table-cell table:style-name="ce13"/>
          <table:table-cell table:number-columns-repeated="2"/>
        </table:table-row>
        <table:table-row table:style-name="ro2">
          <table:table-cell/>
          <table:table-cell table:style-name="ce2" office:value-type="float" office:value="1000" calcext:value-type="float">
            <text:p>1000</text:p>
          </table:table-cell>
          <table:table-cell table:style-name="ce9" table:formula="of:=(([.$B24]/2)*[.$B24] * [.$B24])*[.$I$15]" office:value-type="float" office:value="8.10995189504373" calcext:value-type="float">
            <text:p>8.10995189504373</text:p>
          </table:table-cell>
          <table:table-cell table:style-name="ce7" office:value-type="float" office:value="8.11556" calcext:value-type="float">
            <text:p>8.11556</text:p>
          </table:table-cell>
          <table:table-cell table:style-name="ce9" table:formula="of:=(([.$B24]/4)*[.$B24] * [.$B24])*[.$I$15]" office:value-type="float" office:value="4.05497594752187" calcext:value-type="float">
            <text:p>4.05497594752187</text:p>
          </table:table-cell>
          <table:table-cell table:style-name="ce12" office:value-type="float" office:value="4.830507" calcext:value-type="float">
            <text:p>4.830507</text:p>
          </table:table-cell>
          <table:table-cell table:style-name="ce13"/>
          <table:table-cell table:number-columns-repeated="2"/>
        </table:table-row>
        <table:table-row table:style-name="ro2" table:number-rows-repeated="6">
          <table:table-cell/>
          <table:table-cell table:style-name="ce3"/>
          <table:table-cell table:style-name="ce10"/>
          <table:table-cell table:style-name="ce8"/>
          <table:table-cell table:style-name="ce10"/>
          <table:table-cell table:number-columns-repeated="4"/>
        </table:table-row>
        <table:table-row table:style-name="ro2" table:number-rows-repeated="1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5" number:min-decimal-places="5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21:30:04.073310032</meta:creation-date>
    <dc:date>2022-11-21T01:25:07.560225526</dc:date>
    <meta:editing-duration>PT2H35M14S</meta:editing-duration>
    <meta:editing-cycles>6</meta:editing-cycles>
    <meta:generator>LibreOffice/7.3.7.2$Linux_X86_64 LibreOffice_project/30$Build-2</meta:generator>
    <meta:document-statistic meta:table-count="1" meta:cell-count="95" meta:object-count="0"/>
  </office:meta>
</office:document-meta>
</file>